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2.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7.5cm" svg:x="4.5cm" svg:y="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meta>
    <dc:date>2020-05-08T20:52:30.084000000</dc:date>
    <meta:editing-duration>PT9S</meta:editing-duration>
    <meta:editing-cycles>1</meta:editing-cycles>
    <meta:document-statistic meta:object-count="1"/>
    <meta:generator>LibreOfficeDev/7.0.0.0.alpha1$Windows_X86_64 LibreOffice_project/c87da6f7ad87f1539433d3f1f34ead5d461a922c</meta:generator>
  </office:meta>
</office:document-meta>
</file>